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932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6.345cm"/>
    </style:style>
    <style:style style:name="co4" style:family="table-column">
      <style:table-column-properties fo:break-before="auto" style:column-width="0.4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6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60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_1" table:style-name="ta1">
        <table:shapes>
          <draw:frame draw:z-index="0" draw:style-name="gr1" draw:text-style-name="P1" svg:width="15.999cm" svg:height="8.999cm" svg:x="14.365cm" svg:y="4.564cm">
            <draw:object draw:notify-on-update-of-ranges="1_1.B111:1_1.C1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2.066cm" svg:height="10.401cm" svg:x="11.622cm" svg:y="0.361cm">
            <draw:object draw:notify-on-update-of-ranges="1_1.C45:1_1.C145 1_1.B45:1_1.B14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ATTRIBUTES: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Default" office:value-type="string" calcext:value-type="string">
            <text:p>Attribute #1:MatTau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office:value-type="string" calcext:value-type="string">
            <text:p>Attribute #2: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office:value-type="string" calcext:value-type="string">
            <text:p>Attribute #3: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office:value-type="string" calcext:value-type="string">
            <text:p>Attribute #4: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office:value-type="string" calcext:value-type="string">
            <text:p>Attribute #5: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office:value-type="string" calcext:value-type="string">
            <text:p>Attribute #6: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office:value-type="string" calcext:value-type="string">
            <text:p>COMMENT:;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office:value-type="string" calcext:value-type="string">
            <text:p>SWITCH: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1" office:value-type="string" calcext:value-type="string">
            <text:p>MAPPINGS:0,0,0,2,1,4</text:p>
          </table:table-cell>
          <table:table-cell table:style-name="ce1" table:number-columns-repeated="3"/>
          <table:table-cell table:number-columns-repeated="2"/>
        </table:table-row>
        <table:table-row table:style-name="ro2">
          <table:table-cell table:style-name="ce1" table:number-columns-repeated="4"/>
          <table:table-cell table:number-columns-repeated="2"/>
        </table:table-row>
        <table:table-row table:style-name="ro2">
          <table:table-cell table:style-name="ce1" office:value-type="string" calcext:value-type="string">
            <text:p>SETUP:RES4P <text:s/>06/18/2015 <text:s/>11:26:31</text:p>
          </table:table-cell>
          <table:table-cell table:style-name="ce1" table:number-columns-repeated="3"/>
          <table:table-cell table:number-columns-repeated="2"/>
        </table:table-row>
        <table:table-row table:style-name="ro2">
          <table:table-cell table:style-name="ce1" office:value-type="string" calcext:value-type="string">
            <text:p>DATE:06/18/2015</text:p>
          </table:table-cell>
          <table:table-cell table:style-name="ce1" table:number-columns-repeated="3"/>
          <table:table-cell table:number-columns-repeated="2"/>
        </table:table-row>
        <table:table-row table:style-name="ro2">
          <table:table-cell table:style-name="ce1" office:value-type="string" calcext:value-type="string">
            <text:p>TIME:11:26:31</text:p>
          </table:table-cell>
          <table:table-cell table:style-name="ce1" table:number-columns-repeated="3"/>
          <table:table-cell table:number-columns-repeated="2"/>
        </table:table-row>
        <table:table-row table:style-name="ro2">
          <table:table-cell table:style-name="ce1" table:number-columns-repeated="4"/>
          <table:table-cell table:number-columns-repeated="2"/>
        </table:table-row>
        <table:table-row table:style-name="ro2">
          <table:table-cell table:style-name="ce1" office:value-type="string" calcext:value-type="string">
            <text:p>CONDITIONS:</text:p>
          </table:table-cell>
          <table:table-cell table:style-name="ce1" table:number-columns-repeated="3"/>
          <table:table-cell table:number-columns-repeated="2"/>
        </table:table-row>
        <table:table-row table:style-name="ro2">
          <table:table-cell table:style-name="ce1" table:number-columns-repeated="4"/>
          <table:table-cell table:number-columns-repeated="2"/>
        </table:table-row>
        <table:table-row table:style-name="ro2">
          <table:table-cell table:style-name="ce1" office:value-type="string" calcext:value-type="string">
            <text:p>ID: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UNIT:</text:p>
          </table:table-cell>
          <table:table-cell table:style-name="ce1" office:value-type="string" calcext:value-type="string">
            <text:p>SMU1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MODE: SWEEP</text:p>
          </table:table-cell>
          <table:table-cell table:style-name="ce1" table:number-columns-repeated="3"/>
          <table:table-cell table:number-columns-repeated="2"/>
        </table:table-row>
        <table:table-row table:style-name="ro2">
          <table:table-cell table:style-name="ce1" office:value-type="string" calcext:value-type="string">
            <text:p>START:</text:p>
          </table:table-cell>
          <table:table-cell office:value-type="float" office:value="-0.1" calcext:value-type="float">
            <text:p>-1,00E-001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STOP:</text:p>
          </table:table-cell>
          <table:table-cell office:value-type="float" office:value="0.1" calcext:value-type="float">
            <text:p>1,00E-001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PNTS:</text:p>
          </table:table-cell>
          <table:table-cell table:style-name="ce1" office:value-type="float" office:value="101" calcext:value-type="float">
            <text:p>1,01E+002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STEP:</text:p>
          </table:table-cell>
          <table:table-cell office:value-type="float" office:value="0.002" calcext:value-type="float">
            <text:p>2,00E-003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 table:number-columns-repeated="4"/>
          <table:table-cell table:number-columns-repeated="2"/>
        </table:table-row>
        <table:table-row table:style-name="ro2">
          <table:table-cell table:style-name="ce1" office:value-type="string" calcext:value-type="string">
            <text:p>ID: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UNIT:</text:p>
          </table:table-cell>
          <table:table-cell table:style-name="ce1" office:value-type="string" calcext:value-type="string">
            <text:p>SMU3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MODE: CONST</text:p>
          </table:table-cell>
          <table:table-cell table:style-name="ce1" table:number-columns-repeated="3"/>
          <table:table-cell table:number-columns-repeated="2"/>
        </table:table-row>
        <table:table-row table:style-name="ro2">
          <table:table-cell table:style-name="ce1" office:value-type="string" calcext:value-type="string">
            <text:p>VALUE:</text:p>
          </table:table-cell>
          <table:table-cell table:style-name="ce1" office:value-type="float" office:value="0" calcext:value-type="float">
            <text:p>0,00E+000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 table:number-columns-repeated="4"/>
          <table:table-cell table:number-columns-repeated="2"/>
        </table:table-row>
        <table:table-row table:style-name="ro2">
          <table:table-cell table:style-name="ce1" office:value-type="string" calcext:value-type="string">
            <text:p>ID: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UNIT:</text:p>
          </table:table-cell>
          <table:table-cell table:style-name="ce1" office:value-type="string" calcext:value-type="string">
            <text:p>SMU2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MODE: CONST</text:p>
          </table:table-cell>
          <table:table-cell table:style-name="ce1" table:number-columns-repeated="3"/>
          <table:table-cell table:number-columns-repeated="2"/>
        </table:table-row>
        <table:table-row table:style-name="ro2">
          <table:table-cell table:style-name="ce1" office:value-type="string" calcext:value-type="string">
            <text:p>VALUE:</text:p>
          </table:table-cell>
          <table:table-cell table:style-name="ce1" office:value-type="float" office:value="0" calcext:value-type="float">
            <text:p>0,00E+000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 table:number-columns-repeated="4"/>
          <table:table-cell table:number-columns-repeated="2"/>
        </table:table-row>
        <table:table-row table:style-name="ro2">
          <table:table-cell table:style-name="ce1" office:value-type="string" calcext:value-type="string">
            <text:p>ID:</text:p>
          </table:table-cell>
          <table:table-cell table:style-name="ce1" office:value-type="string" calcext:value-type="string">
            <text:p>K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UNIT:</text:p>
          </table:table-cell>
          <table:table-cell table:style-name="ce1" office:value-type="string" calcext:value-type="string">
            <text:p>SMU4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MODE: CONST</text:p>
          </table:table-cell>
          <table:table-cell table:style-name="ce1" table:number-columns-repeated="3"/>
          <table:table-cell table:number-columns-repeated="2"/>
        </table:table-row>
        <table:table-row table:style-name="ro2">
          <table:table-cell table:style-name="ce1" office:value-type="string" calcext:value-type="string">
            <text:p>VALUE:</text:p>
          </table:table-cell>
          <table:table-cell table:style-name="ce1" office:value-type="float" office:value="0" calcext:value-type="float">
            <text:p>0,00E+000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 table:number-columns-repeated="4"/>
          <table:table-cell table:number-columns-repeated="2"/>
        </table:table-row>
        <table:table-row table:style-name="ro2">
          <table:table-cell table:style-name="ce1" office:value-type="string" calcext:value-type="string">
            <text:p>DATA: <text:s/>RES4P <text:s/>06/18/2015 <text:s/>11:26:31</text:p>
          </table:table-cell>
          <table:table-cell table:style-name="ce1" table:number-columns-repeated="3"/>
          <table:table-cell table:number-columns-repeated="2"/>
        </table:table-row>
        <table:table-row table:style-name="ro2">
          <table:table-cell table:style-name="ce1" table:number-columns-repeated="4"/>
          <table:table-cell table:number-columns-repeated="2"/>
        </table:table-row>
        <table:table-row table:style-name="ro2">
          <table:table-cell table:style-name="ce1" office:value-type="string" calcext:value-type="string">
            <text:p>VA</text:p>
          </table:table-cell>
          <table:table-cell table:style-name="ce1" office:value-type="string" calcext:value-type="string">
            <text:p>VB</text:p>
          </table:table-cell>
          <table:table-cell table:style-name="ce1" office:value-type="string" calcext:value-type="string">
            <text:p>IA</text:p>
          </table:table-cell>
          <table:table-cell table:style-name="ce1" office:value-type="string" calcext:value-type="string">
            <text:p>R</text:p>
          </table:table-cell>
          <table:table-cell table:number-columns-repeated="2"/>
        </table:table-row>
        <table:table-row table:style-name="ro2">
          <table:table-cell office:value-type="float" office:value="-0.1" calcext:value-type="float">
            <text:p>-1,00E-001</text:p>
          </table:table-cell>
          <table:table-cell office:value-type="float" office:value="-0.0804" calcext:value-type="float">
            <text:p>-8,04E-002</text:p>
          </table:table-cell>
          <table:table-cell office:value-type="float" office:value="-0.0004642" calcext:value-type="float">
            <text:p>-4,64E-004</text:p>
          </table:table-cell>
          <table:table-cell office:value-type="float" office:value="173.201206" calcext:value-type="float">
            <text:p>1,73E+002</text:p>
          </table:table-cell>
          <table:table-cell table:number-columns-repeated="2"/>
        </table:table-row>
        <table:table-row table:style-name="ro2">
          <table:table-cell office:value-type="float" office:value="-0.098" calcext:value-type="float">
            <text:p>-9,80E-002</text:p>
          </table:table-cell>
          <table:table-cell office:value-type="float" office:value="-0.0796" calcext:value-type="float">
            <text:p>-7,96E-002</text:p>
          </table:table-cell>
          <table:table-cell office:value-type="float" office:value="-0.0004565" calcext:value-type="float">
            <text:p>-4,57E-004</text:p>
          </table:table-cell>
          <table:table-cell office:value-type="float" office:value="174.370208" calcext:value-type="float">
            <text:p>1,74E+002</text:p>
          </table:table-cell>
          <table:table-cell table:number-columns-repeated="2"/>
        </table:table-row>
        <table:table-row table:style-name="ro2">
          <table:table-cell office:value-type="float" office:value="-0.096" calcext:value-type="float">
            <text:p>-9,60E-002</text:p>
          </table:table-cell>
          <table:table-cell office:value-type="float" office:value="-0.078" calcext:value-type="float">
            <text:p>-7,80E-002</text:p>
          </table:table-cell>
          <table:table-cell office:value-type="float" office:value="-0.00044781" calcext:value-type="float">
            <text:p>-4,48E-004</text:p>
          </table:table-cell>
          <table:table-cell office:value-type="float" office:value="174.181014" calcext:value-type="float">
            <text:p>1,74E+002</text:p>
          </table:table-cell>
          <table:table-cell table:number-columns-repeated="2"/>
        </table:table-row>
        <table:table-row table:style-name="ro2">
          <table:table-cell office:value-type="float" office:value="-0.094" calcext:value-type="float">
            <text:p>-9,40E-002</text:p>
          </table:table-cell>
          <table:table-cell office:value-type="float" office:value="-0.076" calcext:value-type="float">
            <text:p>-7,60E-002</text:p>
          </table:table-cell>
          <table:table-cell office:value-type="float" office:value="-0.00043801" calcext:value-type="float">
            <text:p>-4,38E-004</text:p>
          </table:table-cell>
          <table:table-cell office:value-type="float" office:value="173.51202" calcext:value-type="float">
            <text:p>1,74E+002</text:p>
          </table:table-cell>
          <table:table-cell table:number-columns-repeated="2"/>
        </table:table-row>
        <table:table-row table:style-name="ro2">
          <table:table-cell office:value-type="float" office:value="-0.092" calcext:value-type="float">
            <text:p>-9,20E-002</text:p>
          </table:table-cell>
          <table:table-cell office:value-type="float" office:value="-0.0748" calcext:value-type="float">
            <text:p>-7,48E-002</text:p>
          </table:table-cell>
          <table:table-cell office:value-type="float" office:value="-0.00042567" calcext:value-type="float">
            <text:p>-4,26E-004</text:p>
          </table:table-cell>
          <table:table-cell office:value-type="float" office:value="175.722978" calcext:value-type="float">
            <text:p>1,76E+002</text:p>
          </table:table-cell>
          <table:table-cell table:number-columns-repeated="2"/>
        </table:table-row>
        <table:table-row table:style-name="ro2">
          <table:table-cell office:value-type="float" office:value="-0.09" calcext:value-type="float">
            <text:p>-9,00E-002</text:p>
          </table:table-cell>
          <table:table-cell office:value-type="float" office:value="-0.0732" calcext:value-type="float">
            <text:p>-7,32E-002</text:p>
          </table:table-cell>
          <table:table-cell office:value-type="float" office:value="-0.00042062" calcext:value-type="float">
            <text:p>-4,21E-004</text:p>
          </table:table-cell>
          <table:table-cell office:value-type="float" office:value="174.028815" calcext:value-type="float">
            <text:p>1,74E+002</text:p>
          </table:table-cell>
          <table:table-cell table:number-columns-repeated="2"/>
        </table:table-row>
        <table:table-row table:style-name="ro2">
          <table:table-cell office:value-type="float" office:value="-0.088" calcext:value-type="float">
            <text:p>-8,80E-002</text:p>
          </table:table-cell>
          <table:table-cell office:value-type="float" office:value="-0.072" calcext:value-type="float">
            <text:p>-7,20E-002</text:p>
          </table:table-cell>
          <table:table-cell office:value-type="float" office:value="-0.00040565" calcext:value-type="float">
            <text:p>-4,06E-004</text:p>
          </table:table-cell>
          <table:table-cell office:value-type="float" office:value="177.492913" calcext:value-type="float">
            <text:p>1,77E+002</text:p>
          </table:table-cell>
          <table:table-cell table:number-columns-repeated="2"/>
        </table:table-row>
        <table:table-row table:style-name="ro2">
          <table:table-cell office:value-type="float" office:value="-0.086" calcext:value-type="float">
            <text:p>-8,60E-002</text:p>
          </table:table-cell>
          <table:table-cell office:value-type="float" office:value="-0.07" calcext:value-type="float">
            <text:p>-7,00E-002</text:p>
          </table:table-cell>
          <table:table-cell office:value-type="float" office:value="-0.00039222" calcext:value-type="float">
            <text:p>-3,92E-004</text:p>
          </table:table-cell>
          <table:table-cell office:value-type="float" office:value="178.471266" calcext:value-type="float">
            <text:p>1,78E+002</text:p>
          </table:table-cell>
          <table:table-cell table:number-columns-repeated="2"/>
        </table:table-row>
        <table:table-row table:style-name="ro2">
          <table:table-cell office:value-type="float" office:value="-0.084" calcext:value-type="float">
            <text:p>-8,40E-002</text:p>
          </table:table-cell>
          <table:table-cell office:value-type="float" office:value="-0.0684" calcext:value-type="float">
            <text:p>-6,84E-002</text:p>
          </table:table-cell>
          <table:table-cell office:value-type="float" office:value="-0.00039182" calcext:value-type="float">
            <text:p>-3,92E-004</text:p>
          </table:table-cell>
          <table:table-cell office:value-type="float" office:value="174.569956" calcext:value-type="float">
            <text:p>1,75E+002</text:p>
          </table:table-cell>
          <table:table-cell table:number-columns-repeated="2"/>
        </table:table-row>
        <table:table-row table:style-name="ro2">
          <table:table-cell office:value-type="float" office:value="-0.082" calcext:value-type="float">
            <text:p>-8,20E-002</text:p>
          </table:table-cell>
          <table:table-cell office:value-type="float" office:value="-0.0664" calcext:value-type="float">
            <text:p>-6,64E-002</text:p>
          </table:table-cell>
          <table:table-cell office:value-type="float" office:value="-0.00038299" calcext:value-type="float">
            <text:p>-3,83E-004</text:p>
          </table:table-cell>
          <table:table-cell office:value-type="float" office:value="173.372673" calcext:value-type="float">
            <text:p>1,73E+002</text:p>
          </table:table-cell>
          <table:table-cell table:number-columns-repeated="2"/>
        </table:table-row>
        <table:table-row table:style-name="ro2">
          <table:table-cell office:value-type="float" office:value="-0.08" calcext:value-type="float">
            <text:p>-8,00E-002</text:p>
          </table:table-cell>
          <table:table-cell office:value-type="float" office:value="-0.0652" calcext:value-type="float">
            <text:p>-6,52E-002</text:p>
          </table:table-cell>
          <table:table-cell office:value-type="float" office:value="-0.00036916" calcext:value-type="float">
            <text:p>-3,69E-004</text:p>
          </table:table-cell>
          <table:table-cell office:value-type="float" office:value="176.617185" calcext:value-type="float">
            <text:p>1,77E+002</text:p>
          </table:table-cell>
          <table:table-cell table:number-columns-repeated="2"/>
        </table:table-row>
        <table:table-row table:style-name="ro2">
          <table:table-cell office:value-type="float" office:value="-0.078" calcext:value-type="float">
            <text:p>-7,80E-002</text:p>
          </table:table-cell>
          <table:table-cell office:value-type="float" office:value="-0.0628" calcext:value-type="float">
            <text:p>-6,28E-002</text:p>
          </table:table-cell>
          <table:table-cell office:value-type="float" office:value="-0.00036386" calcext:value-type="float">
            <text:p>-3,64E-004</text:p>
          </table:table-cell>
          <table:table-cell office:value-type="float" office:value="172.593855" calcext:value-type="float">
            <text:p>1,73E+002</text:p>
          </table:table-cell>
          <table:table-cell table:number-columns-repeated="2"/>
        </table:table-row>
        <table:table-row table:style-name="ro2">
          <table:table-cell office:value-type="float" office:value="-0.076" calcext:value-type="float">
            <text:p>-7,60E-002</text:p>
          </table:table-cell>
          <table:table-cell office:value-type="float" office:value="-0.062" calcext:value-type="float">
            <text:p>-6,20E-002</text:p>
          </table:table-cell>
          <table:table-cell office:value-type="float" office:value="-0.00035556" calcext:value-type="float">
            <text:p>-3,56E-004</text:p>
          </table:table-cell>
          <table:table-cell office:value-type="float" office:value="174.37282" calcext:value-type="float">
            <text:p>1,74E+002</text:p>
          </table:table-cell>
          <table:table-cell table:number-columns-repeated="2"/>
        </table:table-row>
        <table:table-row table:style-name="ro2">
          <table:table-cell office:value-type="float" office:value="-0.074" calcext:value-type="float">
            <text:p>-7,40E-002</text:p>
          </table:table-cell>
          <table:table-cell office:value-type="float" office:value="-0.0596" calcext:value-type="float">
            <text:p>-5,96E-002</text:p>
          </table:table-cell>
          <table:table-cell office:value-type="float" office:value="-0.00034226" calcext:value-type="float">
            <text:p>-3,42E-004</text:p>
          </table:table-cell>
          <table:table-cell office:value-type="float" office:value="174.136621" calcext:value-type="float">
            <text:p>1,74E+002</text:p>
          </table:table-cell>
          <table:table-cell table:number-columns-repeated="2"/>
        </table:table-row>
        <table:table-row table:style-name="ro2">
          <table:table-cell office:value-type="float" office:value="-0.072" calcext:value-type="float">
            <text:p>-7,20E-002</text:p>
          </table:table-cell>
          <table:table-cell office:value-type="float" office:value="-0.058" calcext:value-type="float">
            <text:p>-5,80E-002</text:p>
          </table:table-cell>
          <table:table-cell office:value-type="float" office:value="-0.00033608" calcext:value-type="float">
            <text:p>-3,36E-004</text:p>
          </table:table-cell>
          <table:table-cell office:value-type="float" office:value="172.577958" calcext:value-type="float">
            <text:p>1,73E+002</text:p>
          </table:table-cell>
          <table:table-cell table:number-columns-repeated="2"/>
        </table:table-row>
        <table:table-row table:style-name="ro2">
          <table:table-cell office:value-type="float" office:value="-0.07" calcext:value-type="float">
            <text:p>-7,00E-002</text:p>
          </table:table-cell>
          <table:table-cell office:value-type="float" office:value="-0.0564" calcext:value-type="float">
            <text:p>-5,64E-002</text:p>
          </table:table-cell>
          <table:table-cell office:value-type="float" office:value="-0.00032784" calcext:value-type="float">
            <text:p>-3,28E-004</text:p>
          </table:table-cell>
          <table:table-cell office:value-type="float" office:value="172.035139" calcext:value-type="float">
            <text:p>1,72E+002</text:p>
          </table:table-cell>
          <table:table-cell table:number-columns-repeated="2"/>
        </table:table-row>
        <table:table-row table:style-name="ro2">
          <table:table-cell office:value-type="float" office:value="-0.068" calcext:value-type="float">
            <text:p>-6,80E-002</text:p>
          </table:table-cell>
          <table:table-cell office:value-type="float" office:value="-0.0552" calcext:value-type="float">
            <text:p>-5,52E-002</text:p>
          </table:table-cell>
          <table:table-cell office:value-type="float" office:value="-0.00031514" calcext:value-type="float">
            <text:p>-3,15E-004</text:p>
          </table:table-cell>
          <table:table-cell office:value-type="float" office:value="175.160246" calcext:value-type="float">
            <text:p>1,75E+002</text:p>
          </table:table-cell>
          <table:table-cell table:number-columns-repeated="2"/>
        </table:table-row>
        <table:table-row table:style-name="ro2">
          <table:table-cell office:value-type="float" office:value="-0.066" calcext:value-type="float">
            <text:p>-6,60E-002</text:p>
          </table:table-cell>
          <table:table-cell office:value-type="float" office:value="-0.0532" calcext:value-type="float">
            <text:p>-5,32E-002</text:p>
          </table:table-cell>
          <table:table-cell office:value-type="float" office:value="-0.00030653" calcext:value-type="float">
            <text:p>-3,07E-004</text:p>
          </table:table-cell>
          <table:table-cell office:value-type="float" office:value="173.555606" calcext:value-type="float">
            <text:p>1,74E+002</text:p>
          </table:table-cell>
          <table:table-cell table:number-columns-repeated="2"/>
        </table:table-row>
        <table:table-row table:style-name="ro2">
          <table:table-cell office:value-type="float" office:value="-0.064" calcext:value-type="float">
            <text:p>-6,40E-002</text:p>
          </table:table-cell>
          <table:table-cell office:value-type="float" office:value="-0.0512" calcext:value-type="float">
            <text:p>-5,12E-002</text:p>
          </table:table-cell>
          <table:table-cell office:value-type="float" office:value="-0.00029993" calcext:value-type="float">
            <text:p>-3,00E-004</text:p>
          </table:table-cell>
          <table:table-cell office:value-type="float" office:value="170.706498" calcext:value-type="float">
            <text:p>1,71E+002</text:p>
          </table:table-cell>
          <table:table-cell table:number-columns-repeated="2"/>
        </table:table-row>
        <table:table-row table:style-name="ro2">
          <table:table-cell office:value-type="float" office:value="-0.062" calcext:value-type="float">
            <text:p>-6,20E-002</text:p>
          </table:table-cell>
          <table:table-cell office:value-type="float" office:value="-0.0504" calcext:value-type="float">
            <text:p>-5,04E-002</text:p>
          </table:table-cell>
          <table:table-cell office:value-type="float" office:value="-0.00028567" calcext:value-type="float">
            <text:p>-2,86E-004</text:p>
          </table:table-cell>
          <table:table-cell office:value-type="float" office:value="176.427346" calcext:value-type="float">
            <text:p>1,76E+002</text:p>
          </table:table-cell>
          <table:table-cell table:number-columns-repeated="2"/>
        </table:table-row>
        <table:table-row table:style-name="ro2">
          <table:table-cell office:value-type="float" office:value="-0.06" calcext:value-type="float">
            <text:p>-6,00E-002</text:p>
          </table:table-cell>
          <table:table-cell office:value-type="float" office:value="-0.0484" calcext:value-type="float">
            <text:p>-4,84E-002</text:p>
          </table:table-cell>
          <table:table-cell office:value-type="float" office:value="-0.00027664" calcext:value-type="float">
            <text:p>-2,77E-004</text:p>
          </table:table-cell>
          <table:table-cell office:value-type="float" office:value="174.956622" calcext:value-type="float">
            <text:p>1,75E+002</text:p>
          </table:table-cell>
          <table:table-cell table:number-columns-repeated="2"/>
        </table:table-row>
        <table:table-row table:style-name="ro2">
          <table:table-cell office:value-type="float" office:value="-0.058" calcext:value-type="float">
            <text:p>-5,80E-002</text:p>
          </table:table-cell>
          <table:table-cell office:value-type="float" office:value="-0.0468" calcext:value-type="float">
            <text:p>-4,68E-002</text:p>
          </table:table-cell>
          <table:table-cell office:value-type="float" office:value="-0.00027237" calcext:value-type="float">
            <text:p>-2,72E-004</text:p>
          </table:table-cell>
          <table:table-cell office:value-type="float" office:value="171.825091" calcext:value-type="float">
            <text:p>1,72E+002</text:p>
          </table:table-cell>
          <table:table-cell table:number-columns-repeated="2"/>
        </table:table-row>
        <table:table-row table:style-name="ro2">
          <table:table-cell office:value-type="float" office:value="-0.056" calcext:value-type="float">
            <text:p>-5,60E-002</text:p>
          </table:table-cell>
          <table:table-cell office:value-type="float" office:value="-0.0448" calcext:value-type="float">
            <text:p>-4,48E-002</text:p>
          </table:table-cell>
          <table:table-cell office:value-type="float" office:value="-0.00026331" calcext:value-type="float">
            <text:p>-2,63E-004</text:p>
          </table:table-cell>
          <table:table-cell office:value-type="float" office:value="170.141658" calcext:value-type="float">
            <text:p>1,70E+002</text:p>
          </table:table-cell>
          <table:table-cell table:number-columns-repeated="2"/>
        </table:table-row>
        <table:table-row table:style-name="ro2">
          <table:table-cell office:value-type="float" office:value="-0.054" calcext:value-type="float">
            <text:p>-5,40E-002</text:p>
          </table:table-cell>
          <table:table-cell office:value-type="float" office:value="-0.0436" calcext:value-type="float">
            <text:p>-4,36E-002</text:p>
          </table:table-cell>
          <table:table-cell office:value-type="float" office:value="-0.00025136" calcext:value-type="float">
            <text:p>-2,51E-004</text:p>
          </table:table-cell>
          <table:table-cell office:value-type="float" office:value="173.456397" calcext:value-type="float">
            <text:p>1,73E+002</text:p>
          </table:table-cell>
          <table:table-cell table:number-columns-repeated="2"/>
        </table:table-row>
        <table:table-row table:style-name="ro2">
          <table:table-cell office:value-type="float" office:value="-0.052" calcext:value-type="float">
            <text:p>-5,20E-002</text:p>
          </table:table-cell>
          <table:table-cell office:value-type="float" office:value="-0.0416" calcext:value-type="float">
            <text:p>-4,16E-002</text:p>
          </table:table-cell>
          <table:table-cell office:value-type="float" office:value="-0.00024379" calcext:value-type="float">
            <text:p>-2,44E-004</text:p>
          </table:table-cell>
          <table:table-cell office:value-type="float" office:value="170.638664" calcext:value-type="float">
            <text:p>1,71E+002</text:p>
          </table:table-cell>
          <table:table-cell table:number-columns-repeated="2"/>
        </table:table-row>
        <table:table-row table:style-name="ro2">
          <table:table-cell office:value-type="float" office:value="-0.05" calcext:value-type="float">
            <text:p>-5,00E-002</text:p>
          </table:table-cell>
          <table:table-cell office:value-type="float" office:value="-0.0408" calcext:value-type="float">
            <text:p>-4,08E-002</text:p>
          </table:table-cell>
          <table:table-cell office:value-type="float" office:value="-0.00023592" calcext:value-type="float">
            <text:p>-2,36E-004</text:p>
          </table:table-cell>
          <table:table-cell office:value-type="float" office:value="172.93998" calcext:value-type="float">
            <text:p>1,73E+002</text:p>
          </table:table-cell>
          <table:table-cell table:number-columns-repeated="2"/>
        </table:table-row>
        <table:table-row table:style-name="ro2">
          <table:table-cell office:value-type="float" office:value="-0.048" calcext:value-type="float">
            <text:p>-4,80E-002</text:p>
          </table:table-cell>
          <table:table-cell office:value-type="float" office:value="-0.0384" calcext:value-type="float">
            <text:p>-3,84E-002</text:p>
          </table:table-cell>
          <table:table-cell office:value-type="float" office:value="-0.00022518" calcext:value-type="float">
            <text:p>-2,25E-004</text:p>
          </table:table-cell>
          <table:table-cell office:value-type="float" office:value="170.530242" calcext:value-type="float">
            <text:p>1,71E+002</text:p>
          </table:table-cell>
          <table:table-cell table:number-columns-repeated="2"/>
        </table:table-row>
        <table:table-row table:style-name="ro2">
          <table:table-cell office:value-type="float" office:value="-0.046" calcext:value-type="float">
            <text:p>-4,60E-002</text:p>
          </table:table-cell>
          <table:table-cell office:value-type="float" office:value="-0.0368" calcext:value-type="float">
            <text:p>-3,68E-002</text:p>
          </table:table-cell>
          <table:table-cell office:value-type="float" office:value="-0.00021372" calcext:value-type="float">
            <text:p>-2,14E-004</text:p>
          </table:table-cell>
          <table:table-cell office:value-type="float" office:value="172.187909" calcext:value-type="float">
            <text:p>1,72E+002</text:p>
          </table:table-cell>
          <table:table-cell table:number-columns-repeated="2"/>
        </table:table-row>
        <table:table-row table:style-name="ro2">
          <table:table-cell office:value-type="float" office:value="-0.044" calcext:value-type="float">
            <text:p>-4,40E-002</text:p>
          </table:table-cell>
          <table:table-cell office:value-type="float" office:value="-0.0352" calcext:value-type="float">
            <text:p>-3,52E-002</text:p>
          </table:table-cell>
          <table:table-cell office:value-type="float" office:value="-0.00020838" calcext:value-type="float">
            <text:p>-2,08E-004</text:p>
          </table:table-cell>
          <table:table-cell office:value-type="float" office:value="168.922161" calcext:value-type="float">
            <text:p>1,69E+002</text:p>
          </table:table-cell>
          <table:table-cell table:number-columns-repeated="2"/>
        </table:table-row>
        <table:table-row table:style-name="ro2">
          <table:table-cell office:value-type="float" office:value="-0.042" calcext:value-type="float">
            <text:p>-4,20E-002</text:p>
          </table:table-cell>
          <table:table-cell office:value-type="float" office:value="-0.034" calcext:value-type="float">
            <text:p>-3,40E-002</text:p>
          </table:table-cell>
          <table:table-cell office:value-type="float" office:value="-0.00019856" calcext:value-type="float">
            <text:p>-1,99E-004</text:p>
          </table:table-cell>
          <table:table-cell office:value-type="float" office:value="171.232877" calcext:value-type="float">
            <text:p>1,71E+002</text:p>
          </table:table-cell>
          <table:table-cell table:number-columns-repeated="2"/>
        </table:table-row>
        <table:table-row table:style-name="ro2">
          <table:table-cell office:value-type="float" office:value="-0.04" calcext:value-type="float">
            <text:p>-4,00E-002</text:p>
          </table:table-cell>
          <table:table-cell office:value-type="float" office:value="-0.032" calcext:value-type="float">
            <text:p>-3,20E-002</text:p>
          </table:table-cell>
          <table:table-cell office:value-type="float" office:value="-0.00018493" calcext:value-type="float">
            <text:p>-1,85E-004</text:p>
          </table:table-cell>
          <table:table-cell office:value-type="float" office:value="173.038447" calcext:value-type="float">
            <text:p>1,73E+002</text:p>
          </table:table-cell>
          <table:table-cell table:number-columns-repeated="2"/>
        </table:table-row>
        <table:table-row table:style-name="ro2">
          <table:table-cell office:value-type="float" office:value="-0.038" calcext:value-type="float">
            <text:p>-3,80E-002</text:p>
          </table:table-cell>
          <table:table-cell office:value-type="float" office:value="-0.0308" calcext:value-type="float">
            <text:p>-3,08E-002</text:p>
          </table:table-cell>
          <table:table-cell office:value-type="float" office:value="-0.00017774" calcext:value-type="float">
            <text:p>-1,78E-004</text:p>
          </table:table-cell>
          <table:table-cell office:value-type="float" office:value="173.286823" calcext:value-type="float">
            <text:p>1,73E+002</text:p>
          </table:table-cell>
          <table:table-cell table:number-columns-repeated="2"/>
        </table:table-row>
        <table:table-row table:style-name="ro2">
          <table:table-cell office:value-type="float" office:value="-0.036" calcext:value-type="float">
            <text:p>-3,60E-002</text:p>
          </table:table-cell>
          <table:table-cell office:value-type="float" office:value="-0.0288" calcext:value-type="float">
            <text:p>-2,88E-002</text:p>
          </table:table-cell>
          <table:table-cell office:value-type="float" office:value="-0.00016923" calcext:value-type="float">
            <text:p>-1,69E-004</text:p>
          </table:table-cell>
          <table:table-cell office:value-type="float" office:value="170.182592" calcext:value-type="float">
            <text:p>1,70E+002</text:p>
          </table:table-cell>
          <table:table-cell table:number-columns-repeated="2"/>
        </table:table-row>
        <table:table-row table:style-name="ro2">
          <table:table-cell office:value-type="float" office:value="-0.034" calcext:value-type="float">
            <text:p>-3,40E-002</text:p>
          </table:table-cell>
          <table:table-cell office:value-type="float" office:value="-0.0272" calcext:value-type="float">
            <text:p>-2,72E-002</text:p>
          </table:table-cell>
          <table:table-cell office:value-type="float" office:value="-0.00016023" calcext:value-type="float">
            <text:p>-1,60E-004</text:p>
          </table:table-cell>
          <table:table-cell office:value-type="float" office:value="169.755976" calcext:value-type="float">
            <text:p>1,70E+002</text:p>
          </table:table-cell>
          <table:table-cell table:number-columns-repeated="2"/>
        </table:table-row>
        <table:table-row table:style-name="ro2">
          <table:table-cell office:value-type="float" office:value="-0.032" calcext:value-type="float">
            <text:p>-3,20E-002</text:p>
          </table:table-cell>
          <table:table-cell office:value-type="float" office:value="-0.026" calcext:value-type="float">
            <text:p>-2,60E-002</text:p>
          </table:table-cell>
          <table:table-cell office:value-type="float" office:value="-0.00014956" calcext:value-type="float">
            <text:p>-1,50E-004</text:p>
          </table:table-cell>
          <table:table-cell office:value-type="float" office:value="173.843274" calcext:value-type="float">
            <text:p>1,74E+002</text:p>
          </table:table-cell>
          <table:table-cell table:number-columns-repeated="2"/>
        </table:table-row>
        <table:table-row table:style-name="ro2">
          <table:table-cell office:value-type="float" office:value="-0.03" calcext:value-type="float">
            <text:p>-3,00E-002</text:p>
          </table:table-cell>
          <table:table-cell office:value-type="float" office:value="-0.0232" calcext:value-type="float">
            <text:p>-2,32E-002</text:p>
          </table:table-cell>
          <table:table-cell office:value-type="float" office:value="-0.00014212" calcext:value-type="float">
            <text:p>-1,42E-004</text:p>
          </table:table-cell>
          <table:table-cell office:value-type="float" office:value="163.24233" calcext:value-type="float">
            <text:p>1,63E+002</text:p>
          </table:table-cell>
          <table:table-cell table:number-columns-repeated="2"/>
        </table:table-row>
        <table:table-row table:style-name="ro2">
          <table:table-cell office:value-type="float" office:value="-0.028" calcext:value-type="float">
            <text:p>-2,80E-002</text:p>
          </table:table-cell>
          <table:table-cell office:value-type="float" office:value="-0.022" calcext:value-type="float">
            <text:p>-2,20E-002</text:p>
          </table:table-cell>
          <table:table-cell office:value-type="float" office:value="-0.00013219" calcext:value-type="float">
            <text:p>-1,32E-004</text:p>
          </table:table-cell>
          <table:table-cell office:value-type="float" office:value="166.427112" calcext:value-type="float">
            <text:p>1,66E+002</text:p>
          </table:table-cell>
          <table:table-cell table:number-columns-repeated="2"/>
        </table:table-row>
        <table:table-row table:style-name="ro2">
          <table:table-cell office:value-type="float" office:value="-0.026" calcext:value-type="float">
            <text:p>-2,60E-002</text:p>
          </table:table-cell>
          <table:table-cell office:value-type="float" office:value="-0.0204" calcext:value-type="float">
            <text:p>-2,04E-002</text:p>
          </table:table-cell>
          <table:table-cell office:value-type="float" office:value="-0.00012238" calcext:value-type="float">
            <text:p>-1,22E-004</text:p>
          </table:table-cell>
          <table:table-cell office:value-type="float" office:value="166.693904" calcext:value-type="float">
            <text:p>1,67E+002</text:p>
          </table:table-cell>
          <table:table-cell table:number-columns-repeated="2"/>
        </table:table-row>
        <table:table-row table:style-name="ro2">
          <table:table-cell office:value-type="float" office:value="-0.024" calcext:value-type="float">
            <text:p>-2,40E-002</text:p>
          </table:table-cell>
          <table:table-cell office:value-type="float" office:value="-0.0192" calcext:value-type="float">
            <text:p>-1,92E-002</text:p>
          </table:table-cell>
          <table:table-cell office:value-type="float" office:value="-0.00011336" calcext:value-type="float">
            <text:p>-1,13E-004</text:p>
          </table:table-cell>
          <table:table-cell office:value-type="float" office:value="169.371912" calcext:value-type="float">
            <text:p>1,69E+002</text:p>
          </table:table-cell>
          <table:table-cell table:number-columns-repeated="2"/>
        </table:table-row>
        <table:table-row table:style-name="ro2">
          <table:table-cell office:value-type="float" office:value="-0.022" calcext:value-type="float">
            <text:p>-2,20E-002</text:p>
          </table:table-cell>
          <table:table-cell office:value-type="float" office:value="-0.018" calcext:value-type="float">
            <text:p>-1,80E-002</text:p>
          </table:table-cell>
          <table:table-cell office:value-type="float" office:value="-0.00010408" calcext:value-type="float">
            <text:p>-1,04E-004</text:p>
          </table:table-cell>
          <table:table-cell office:value-type="float" office:value="172.943889" calcext:value-type="float">
            <text:p>1,73E+002</text:p>
          </table:table-cell>
          <table:table-cell table:number-columns-repeated="2"/>
        </table:table-row>
        <table:table-row table:style-name="ro2">
          <table:table-cell office:value-type="float" office:value="-0.02" calcext:value-type="float">
            <text:p>-2,00E-002</text:p>
          </table:table-cell>
          <table:table-cell office:value-type="float" office:value="-0.0164" calcext:value-type="float">
            <text:p>-1,64E-002</text:p>
          </table:table-cell>
          <table:table-cell office:value-type="float" office:value="-0.00009461" calcext:value-type="float">
            <text:p>-9,46E-005</text:p>
          </table:table-cell>
          <table:table-cell office:value-type="float" office:value="173.343198" calcext:value-type="float">
            <text:p>1,73E+002</text:p>
          </table:table-cell>
          <table:table-cell table:number-columns-repeated="2"/>
        </table:table-row>
        <table:table-row table:style-name="ro2">
          <table:table-cell office:value-type="float" office:value="-0.018" calcext:value-type="float">
            <text:p>-1,80E-002</text:p>
          </table:table-cell>
          <table:table-cell office:value-type="float" office:value="-0.014" calcext:value-type="float">
            <text:p>-1,40E-002</text:p>
          </table:table-cell>
          <table:table-cell office:value-type="float" office:value="-0.000085359" calcext:value-type="float">
            <text:p>-8,54E-005</text:p>
          </table:table-cell>
          <table:table-cell office:value-type="float" office:value="164.013168" calcext:value-type="float">
            <text:p>1,64E+002</text:p>
          </table:table-cell>
          <table:table-cell table:number-columns-repeated="2"/>
        </table:table-row>
        <table:table-row table:style-name="ro2">
          <table:table-cell office:value-type="float" office:value="-0.016" calcext:value-type="float">
            <text:p>-1,60E-002</text:p>
          </table:table-cell>
          <table:table-cell office:value-type="float" office:value="-0.012" calcext:value-type="float">
            <text:p>-1,20E-002</text:p>
          </table:table-cell>
          <table:table-cell office:value-type="float" office:value="-0.000076018" calcext:value-type="float">
            <text:p>-7,60E-005</text:p>
          </table:table-cell>
          <table:table-cell office:value-type="float" office:value="157.85735" calcext:value-type="float">
            <text:p>1,58E+002</text:p>
          </table:table-cell>
          <table:table-cell table:number-columns-repeated="2"/>
        </table:table-row>
        <table:table-row table:style-name="ro2">
          <table:table-cell office:value-type="float" office:value="-0.014" calcext:value-type="float">
            <text:p>-1,40E-002</text:p>
          </table:table-cell>
          <table:table-cell office:value-type="float" office:value="-0.0108" calcext:value-type="float">
            <text:p>-1,08E-002</text:p>
          </table:table-cell>
          <table:table-cell office:value-type="float" office:value="-0.000066781" calcext:value-type="float">
            <text:p>-6,68E-005</text:p>
          </table:table-cell>
          <table:table-cell office:value-type="float" office:value="161.722646" calcext:value-type="float">
            <text:p>1,62E+002</text:p>
          </table:table-cell>
          <table:table-cell table:number-columns-repeated="2"/>
        </table:table-row>
        <table:table-row table:style-name="ro2">
          <table:table-cell office:value-type="float" office:value="-0.012" calcext:value-type="float">
            <text:p>-1,20E-002</text:p>
          </table:table-cell>
          <table:table-cell office:value-type="float" office:value="-0.0096" calcext:value-type="float">
            <text:p>-9,60E-003</text:p>
          </table:table-cell>
          <table:table-cell office:value-type="float" office:value="-0.000057384" calcext:value-type="float">
            <text:p>-5,74E-005</text:p>
          </table:table-cell>
          <table:table-cell office:value-type="float" office:value="167.294019" calcext:value-type="float">
            <text:p>1,67E+002</text:p>
          </table:table-cell>
          <table:table-cell table:number-columns-repeated="2"/>
        </table:table-row>
        <table:table-row table:style-name="ro2">
          <table:table-cell office:value-type="float" office:value="-0.01" calcext:value-type="float">
            <text:p>-1,00E-002</text:p>
          </table:table-cell>
          <table:table-cell office:value-type="float" office:value="-0.0076" calcext:value-type="float">
            <text:p>-7,60E-003</text:p>
          </table:table-cell>
          <table:table-cell office:value-type="float" office:value="-0.000048177" calcext:value-type="float">
            <text:p>-4,82E-005</text:p>
          </table:table-cell>
          <table:table-cell office:value-type="float" office:value="157.751624" calcext:value-type="float">
            <text:p>1,58E+002</text:p>
          </table:table-cell>
          <table:table-cell table:number-columns-repeated="2"/>
        </table:table-row>
        <table:table-row table:style-name="ro2">
          <table:table-cell office:value-type="float" office:value="-0.008" calcext:value-type="float">
            <text:p>-8,00E-003</text:p>
          </table:table-cell>
          <table:table-cell office:value-type="float" office:value="-0.006" calcext:value-type="float">
            <text:p>-6,00E-003</text:p>
          </table:table-cell>
          <table:table-cell office:value-type="float" office:value="-0.000038692" calcext:value-type="float">
            <text:p>-3,87E-005</text:p>
          </table:table-cell>
          <table:table-cell office:value-type="float" office:value="155.070816" calcext:value-type="float">
            <text:p>1,55E+002</text:p>
          </table:table-cell>
          <table:table-cell table:number-columns-repeated="2"/>
        </table:table-row>
        <table:table-row table:style-name="ro2">
          <table:table-cell office:value-type="float" office:value="-0.006" calcext:value-type="float">
            <text:p>-6,00E-003</text:p>
          </table:table-cell>
          <table:table-cell office:value-type="float" office:value="-0.0044" calcext:value-type="float">
            <text:p>-4,40E-003</text:p>
          </table:table-cell>
          <table:table-cell office:value-type="float" office:value="-0.000029022" calcext:value-type="float">
            <text:p>-2,90E-005</text:p>
          </table:table-cell>
          <table:table-cell office:value-type="float" office:value="151.609124" calcext:value-type="float">
            <text:p>1,52E+002</text:p>
          </table:table-cell>
          <table:table-cell table:number-columns-repeated="2"/>
        </table:table-row>
        <table:table-row table:style-name="ro2">
          <table:table-cell office:value-type="float" office:value="-0.004" calcext:value-type="float">
            <text:p>-4,00E-003</text:p>
          </table:table-cell>
          <table:table-cell office:value-type="float" office:value="-0.0024" calcext:value-type="float">
            <text:p>-2,40E-003</text:p>
          </table:table-cell>
          <table:table-cell office:value-type="float" office:value="-0.000020007" calcext:value-type="float">
            <text:p>-2,00E-005</text:p>
          </table:table-cell>
          <table:table-cell office:value-type="float" office:value="119.958015" calcext:value-type="float">
            <text:p>1,20E+002</text:p>
          </table:table-cell>
          <table:table-cell table:number-columns-repeated="2"/>
        </table:table-row>
        <table:table-row table:style-name="ro2">
          <table:table-cell office:value-type="float" office:value="-0.002" calcext:value-type="float">
            <text:p>-2,00E-003</text:p>
          </table:table-cell>
          <table:table-cell office:value-type="float" office:value="-0.0012" calcext:value-type="float">
            <text:p>-1,20E-003</text:p>
          </table:table-cell>
          <table:table-cell office:value-type="float" office:value="-0.000010606" calcext:value-type="float">
            <text:p>-1,06E-005</text:p>
          </table:table-cell>
          <table:table-cell office:value-type="float" office:value="113.143504" calcext:value-type="float">
            <text:p>1,13E+002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,00E+000</text:p>
          </table:table-cell>
          <table:table-cell office:value-type="float" office:value="0.0008" calcext:value-type="float">
            <text:p>8,00E-004</text:p>
          </table:table-cell>
          <table:table-cell office:value-type="float" office:value="-0.0000012854" calcext:value-type="float">
            <text:p>-1,29E-006</text:p>
          </table:table-cell>
          <table:table-cell office:value-type="float" office:value="-622.374358" calcext:value-type="float">
            <text:p>-6,22E+002</text:p>
          </table:table-cell>
          <table:table-cell table:number-columns-repeated="2"/>
        </table:table-row>
        <table:table-row table:style-name="ro2">
          <table:table-cell office:value-type="float" office:value="0.002" calcext:value-type="float">
            <text:p>2,00E-003</text:p>
          </table:table-cell>
          <table:table-cell office:value-type="float" office:value="0.0024" calcext:value-type="float">
            <text:p>2,40E-003</text:p>
          </table:table-cell>
          <table:table-cell office:value-type="float" office:value="0.0000080523" calcext:value-type="float">
            <text:p>8,05E-006</text:p>
          </table:table-cell>
          <table:table-cell office:value-type="float" office:value="298.051488" calcext:value-type="float">
            <text:p>2,98E+002</text:p>
          </table:table-cell>
          <table:table-cell table:number-columns-repeated="2"/>
        </table:table-row>
        <table:table-row table:style-name="ro2">
          <table:table-cell office:value-type="float" office:value="0.004" calcext:value-type="float">
            <text:p>4,00E-003</text:p>
          </table:table-cell>
          <table:table-cell office:value-type="float" office:value="0.0036" calcext:value-type="float">
            <text:p>3,60E-003</text:p>
          </table:table-cell>
          <table:table-cell office:value-type="float" office:value="0.000017475" calcext:value-type="float">
            <text:p>1,75E-005</text:p>
          </table:table-cell>
          <table:table-cell office:value-type="float" office:value="206.008584" calcext:value-type="float">
            <text:p>2,06E+002</text:p>
          </table:table-cell>
          <table:table-cell table:number-columns-repeated="2"/>
        </table:table-row>
        <table:table-row table:style-name="ro2">
          <table:table-cell office:value-type="float" office:value="0.006" calcext:value-type="float">
            <text:p>6,00E-003</text:p>
          </table:table-cell>
          <table:table-cell office:value-type="float" office:value="0.0056" calcext:value-type="float">
            <text:p>5,60E-003</text:p>
          </table:table-cell>
          <table:table-cell office:value-type="float" office:value="0.000026834" calcext:value-type="float">
            <text:p>2,68E-005</text:p>
          </table:table-cell>
          <table:table-cell office:value-type="float" office:value="208.690467" calcext:value-type="float">
            <text:p>2,09E+002</text:p>
          </table:table-cell>
          <table:table-cell table:number-columns-repeated="2"/>
        </table:table-row>
        <table:table-row table:style-name="ro2">
          <table:table-cell office:value-type="float" office:value="0.008" calcext:value-type="float">
            <text:p>8,00E-003</text:p>
          </table:table-cell>
          <table:table-cell office:value-type="float" office:value="0.0072" calcext:value-type="float">
            <text:p>7,20E-003</text:p>
          </table:table-cell>
          <table:table-cell office:value-type="float" office:value="0.000035902" calcext:value-type="float">
            <text:p>3,59E-005</text:p>
          </table:table-cell>
          <table:table-cell office:value-type="float" office:value="200.545931" calcext:value-type="float">
            <text:p>2,01E+002</text:p>
          </table:table-cell>
          <table:table-cell table:number-columns-repeated="2"/>
        </table:table-row>
        <table:table-row table:style-name="ro2">
          <table:table-cell office:value-type="float" office:value="0.01" calcext:value-type="float">
            <text:p>1,00E-002</text:p>
          </table:table-cell>
          <table:table-cell office:value-type="float" office:value="0.0088" calcext:value-type="float">
            <text:p>8,80E-003</text:p>
          </table:table-cell>
          <table:table-cell office:value-type="float" office:value="0.000045849" calcext:value-type="float">
            <text:p>4,58E-005</text:p>
          </table:table-cell>
          <table:table-cell office:value-type="float" office:value="191.934393" calcext:value-type="float">
            <text:p>1,92E+002</text:p>
          </table:table-cell>
          <table:table-cell table:number-columns-repeated="2"/>
        </table:table-row>
        <table:table-row table:style-name="ro2">
          <table:table-cell office:value-type="float" office:value="0.012" calcext:value-type="float">
            <text:p>1,20E-002</text:p>
          </table:table-cell>
          <table:table-cell office:value-type="float" office:value="0.01" calcext:value-type="float">
            <text:p>1,00E-002</text:p>
          </table:table-cell>
          <table:table-cell office:value-type="float" office:value="0.000055194" calcext:value-type="float">
            <text:p>5,52E-005</text:p>
          </table:table-cell>
          <table:table-cell office:value-type="float" office:value="181.179114" calcext:value-type="float">
            <text:p>1,81E+002</text:p>
          </table:table-cell>
          <table:table-cell table:number-columns-repeated="2"/>
        </table:table-row>
        <table:table-row table:style-name="ro2">
          <table:table-cell office:value-type="float" office:value="0.014" calcext:value-type="float">
            <text:p>1,40E-002</text:p>
          </table:table-cell>
          <table:table-cell office:value-type="float" office:value="0.012" calcext:value-type="float">
            <text:p>1,20E-002</text:p>
          </table:table-cell>
          <table:table-cell office:value-type="float" office:value="0.000064375" calcext:value-type="float">
            <text:p>6,44E-005</text:p>
          </table:table-cell>
          <table:table-cell office:value-type="float" office:value="186.407767" calcext:value-type="float">
            <text:p>1,86E+002</text:p>
          </table:table-cell>
          <table:table-cell table:number-columns-repeated="2"/>
        </table:table-row>
        <table:table-row table:style-name="ro2">
          <table:table-cell office:value-type="float" office:value="0.016" calcext:value-type="float">
            <text:p>1,60E-002</text:p>
          </table:table-cell>
          <table:table-cell office:value-type="float" office:value="0.014" calcext:value-type="float">
            <text:p>1,40E-002</text:p>
          </table:table-cell>
          <table:table-cell office:value-type="float" office:value="0.000073761" calcext:value-type="float">
            <text:p>7,38E-005</text:p>
          </table:table-cell>
          <table:table-cell office:value-type="float" office:value="189.802199" calcext:value-type="float">
            <text:p>1,90E+002</text:p>
          </table:table-cell>
          <table:table-cell table:number-columns-repeated="2"/>
        </table:table-row>
        <table:table-row table:style-name="ro2">
          <table:table-cell office:value-type="float" office:value="0.018" calcext:value-type="float">
            <text:p>1,80E-002</text:p>
          </table:table-cell>
          <table:table-cell office:value-type="float" office:value="0.0148" calcext:value-type="float">
            <text:p>1,48E-002</text:p>
          </table:table-cell>
          <table:table-cell office:value-type="float" office:value="0.000083244" calcext:value-type="float">
            <text:p>8,32E-005</text:p>
          </table:table-cell>
          <table:table-cell office:value-type="float" office:value="177.790592" calcext:value-type="float">
            <text:p>1,78E+002</text:p>
          </table:table-cell>
          <table:table-cell table:number-columns-repeated="2"/>
        </table:table-row>
        <table:table-row table:style-name="ro2">
          <table:table-cell office:value-type="float" office:value="0.02" calcext:value-type="float">
            <text:p>2,00E-002</text:p>
          </table:table-cell>
          <table:table-cell office:value-type="float" office:value="0.0168" calcext:value-type="float">
            <text:p>1,68E-002</text:p>
          </table:table-cell>
          <table:table-cell office:value-type="float" office:value="0.000092929" calcext:value-type="float">
            <text:p>9,29E-005</text:p>
          </table:table-cell>
          <table:table-cell office:value-type="float" office:value="180.783179" calcext:value-type="float">
            <text:p>1,81E+002</text:p>
          </table:table-cell>
          <table:table-cell table:number-columns-repeated="2"/>
        </table:table-row>
        <table:table-row table:style-name="ro2">
          <table:table-cell office:value-type="float" office:value="0.022" calcext:value-type="float">
            <text:p>2,20E-002</text:p>
          </table:table-cell>
          <table:table-cell office:value-type="float" office:value="0.0184" calcext:value-type="float">
            <text:p>1,84E-002</text:p>
          </table:table-cell>
          <table:table-cell office:value-type="float" office:value="0.000101578" calcext:value-type="float">
            <text:p>1,02E-004</text:p>
          </table:table-cell>
          <table:table-cell office:value-type="float" office:value="181.141586" calcext:value-type="float">
            <text:p>1,81E+002</text:p>
          </table:table-cell>
          <table:table-cell table:number-columns-repeated="2"/>
        </table:table-row>
        <table:table-row table:style-name="ro2">
          <table:table-cell office:value-type="float" office:value="0.024" calcext:value-type="float">
            <text:p>2,40E-002</text:p>
          </table:table-cell>
          <table:table-cell office:value-type="float" office:value="0.02" calcext:value-type="float">
            <text:p>2,00E-002</text:p>
          </table:table-cell>
          <table:table-cell office:value-type="float" office:value="0.000111508" calcext:value-type="float">
            <text:p>1,12E-004</text:p>
          </table:table-cell>
          <table:table-cell office:value-type="float" office:value="179.359328" calcext:value-type="float">
            <text:p>1,79E+002</text:p>
          </table:table-cell>
          <table:table-cell table:number-columns-repeated="2"/>
        </table:table-row>
        <table:table-row table:style-name="ro2">
          <table:table-cell office:value-type="float" office:value="0.026" calcext:value-type="float">
            <text:p>2,60E-002</text:p>
          </table:table-cell>
          <table:table-cell office:value-type="float" office:value="0.0212" calcext:value-type="float">
            <text:p>2,12E-002</text:p>
          </table:table-cell>
          <table:table-cell office:value-type="float" office:value="0.00012053" calcext:value-type="float">
            <text:p>1,21E-004</text:p>
          </table:table-cell>
          <table:table-cell office:value-type="float" office:value="175.88982" calcext:value-type="float">
            <text:p>1,76E+002</text:p>
          </table:table-cell>
          <table:table-cell table:number-columns-repeated="2"/>
        </table:table-row>
        <table:table-row table:style-name="ro2">
          <table:table-cell office:value-type="float" office:value="0.028" calcext:value-type="float">
            <text:p>2,80E-002</text:p>
          </table:table-cell>
          <table:table-cell office:value-type="float" office:value="0.0236" calcext:value-type="float">
            <text:p>2,36E-002</text:p>
          </table:table-cell>
          <table:table-cell office:value-type="float" office:value="0.00012995" calcext:value-type="float">
            <text:p>1,30E-004</text:p>
          </table:table-cell>
          <table:table-cell office:value-type="float" office:value="181.608311" calcext:value-type="float">
            <text:p>1,82E+002</text:p>
          </table:table-cell>
          <table:table-cell table:number-columns-repeated="2"/>
        </table:table-row>
        <table:table-row table:style-name="ro2">
          <table:table-cell office:value-type="float" office:value="0.03" calcext:value-type="float">
            <text:p>3,00E-002</text:p>
          </table:table-cell>
          <table:table-cell office:value-type="float" office:value="0.0244" calcext:value-type="float">
            <text:p>2,44E-002</text:p>
          </table:table-cell>
          <table:table-cell office:value-type="float" office:value="0.00013962" calcext:value-type="float">
            <text:p>1,40E-004</text:p>
          </table:table-cell>
          <table:table-cell office:value-type="float" office:value="174.760063" calcext:value-type="float">
            <text:p>1,75E+002</text:p>
          </table:table-cell>
          <table:table-cell table:number-columns-repeated="2"/>
        </table:table-row>
        <table:table-row table:style-name="ro2">
          <table:table-cell office:value-type="float" office:value="0.032" calcext:value-type="float">
            <text:p>3,20E-002</text:p>
          </table:table-cell>
          <table:table-cell office:value-type="float" office:value="0.0264" calcext:value-type="float">
            <text:p>2,64E-002</text:p>
          </table:table-cell>
          <table:table-cell office:value-type="float" office:value="0.00014882" calcext:value-type="float">
            <text:p>1,49E-004</text:p>
          </table:table-cell>
          <table:table-cell office:value-type="float" office:value="177.395511" calcext:value-type="float">
            <text:p>1,77E+002</text:p>
          </table:table-cell>
          <table:table-cell table:number-columns-repeated="2"/>
        </table:table-row>
        <table:table-row table:style-name="ro2">
          <table:table-cell office:value-type="float" office:value="0.034" calcext:value-type="float">
            <text:p>3,40E-002</text:p>
          </table:table-cell>
          <table:table-cell office:value-type="float" office:value="0.0276" calcext:value-type="float">
            <text:p>2,76E-002</text:p>
          </table:table-cell>
          <table:table-cell office:value-type="float" office:value="0.00015831" calcext:value-type="float">
            <text:p>1,58E-004</text:p>
          </table:table-cell>
          <table:table-cell office:value-type="float" office:value="174.341482" calcext:value-type="float">
            <text:p>1,74E+002</text:p>
          </table:table-cell>
          <table:table-cell table:number-columns-repeated="2"/>
        </table:table-row>
        <table:table-row table:style-name="ro2">
          <table:table-cell office:value-type="float" office:value="0.036" calcext:value-type="float">
            <text:p>3,60E-002</text:p>
          </table:table-cell>
          <table:table-cell office:value-type="float" office:value="0.03" calcext:value-type="float">
            <text:p>3,00E-002</text:p>
          </table:table-cell>
          <table:table-cell office:value-type="float" office:value="0.00016803" calcext:value-type="float">
            <text:p>1,68E-004</text:p>
          </table:table-cell>
          <table:table-cell office:value-type="float" office:value="178.539547" calcext:value-type="float">
            <text:p>1,79E+002</text:p>
          </table:table-cell>
          <table:table-cell table:number-columns-repeated="2"/>
        </table:table-row>
        <table:table-row table:style-name="ro2">
          <table:table-cell office:value-type="float" office:value="0.038" calcext:value-type="float">
            <text:p>3,80E-002</text:p>
          </table:table-cell>
          <table:table-cell office:value-type="float" office:value="0.0312" calcext:value-type="float">
            <text:p>3,12E-002</text:p>
          </table:table-cell>
          <table:table-cell office:value-type="float" office:value="0.0001773" calcext:value-type="float">
            <text:p>1,77E-004</text:p>
          </table:table-cell>
          <table:table-cell office:value-type="float" office:value="175.972927" calcext:value-type="float">
            <text:p>1,76E+002</text:p>
          </table:table-cell>
          <table:table-cell table:number-columns-repeated="2"/>
        </table:table-row>
        <table:table-row table:style-name="ro2">
          <table:table-cell office:value-type="float" office:value="0.04" calcext:value-type="float">
            <text:p>4,00E-002</text:p>
          </table:table-cell>
          <table:table-cell office:value-type="float" office:value="0.0324" calcext:value-type="float">
            <text:p>3,24E-002</text:p>
          </table:table-cell>
          <table:table-cell office:value-type="float" office:value="0.00018686" calcext:value-type="float">
            <text:p>1,87E-004</text:p>
          </table:table-cell>
          <table:table-cell office:value-type="float" office:value="173.391844" calcext:value-type="float">
            <text:p>1,73E+002</text:p>
          </table:table-cell>
          <table:table-cell table:number-columns-repeated="2"/>
        </table:table-row>
        <table:table-row table:style-name="ro2">
          <table:table-cell office:value-type="float" office:value="0.042" calcext:value-type="float">
            <text:p>4,20E-002</text:p>
          </table:table-cell>
          <table:table-cell office:value-type="float" office:value="0.0348" calcext:value-type="float">
            <text:p>3,48E-002</text:p>
          </table:table-cell>
          <table:table-cell office:value-type="float" office:value="0.00019585" calcext:value-type="float">
            <text:p>1,96E-004</text:p>
          </table:table-cell>
          <table:table-cell office:value-type="float" office:value="177.687005" calcext:value-type="float">
            <text:p>1,78E+002</text:p>
          </table:table-cell>
          <table:table-cell table:number-columns-repeated="2"/>
        </table:table-row>
        <table:table-row table:style-name="ro2">
          <table:table-cell office:value-type="float" office:value="0.044" calcext:value-type="float">
            <text:p>4,40E-002</text:p>
          </table:table-cell>
          <table:table-cell office:value-type="float" office:value="0.0364" calcext:value-type="float">
            <text:p>3,64E-002</text:p>
          </table:table-cell>
          <table:table-cell office:value-type="float" office:value="0.00020523" calcext:value-type="float">
            <text:p>2,05E-004</text:p>
          </table:table-cell>
          <table:table-cell office:value-type="float" office:value="177.361984" calcext:value-type="float">
            <text:p>1,77E+002</text:p>
          </table:table-cell>
          <table:table-cell table:number-columns-repeated="2"/>
        </table:table-row>
        <table:table-row table:style-name="ro2">
          <table:table-cell office:value-type="float" office:value="0.046" calcext:value-type="float">
            <text:p>4,60E-002</text:p>
          </table:table-cell>
          <table:table-cell office:value-type="float" office:value="0.038" calcext:value-type="float">
            <text:p>3,80E-002</text:p>
          </table:table-cell>
          <table:table-cell office:value-type="float" office:value="0.00021266" calcext:value-type="float">
            <text:p>2,13E-004</text:p>
          </table:table-cell>
          <table:table-cell office:value-type="float" office:value="178.688987" calcext:value-type="float">
            <text:p>1,79E+002</text:p>
          </table:table-cell>
          <table:table-cell table:number-columns-repeated="2"/>
        </table:table-row>
        <table:table-row table:style-name="ro2">
          <table:table-cell office:value-type="float" office:value="0.048" calcext:value-type="float">
            <text:p>4,80E-002</text:p>
          </table:table-cell>
          <table:table-cell office:value-type="float" office:value="0.0396" calcext:value-type="float">
            <text:p>3,96E-002</text:p>
          </table:table-cell>
          <table:table-cell office:value-type="float" office:value="0.0002238" calcext:value-type="float">
            <text:p>2,24E-004</text:p>
          </table:table-cell>
          <table:table-cell office:value-type="float" office:value="176.9437" calcext:value-type="float">
            <text:p>1,77E+002</text:p>
          </table:table-cell>
          <table:table-cell table:number-columns-repeated="2"/>
        </table:table-row>
        <table:table-row table:style-name="ro2">
          <table:table-cell office:value-type="float" office:value="0.05" calcext:value-type="float">
            <text:p>5,00E-002</text:p>
          </table:table-cell>
          <table:table-cell office:value-type="float" office:value="0.0408" calcext:value-type="float">
            <text:p>4,08E-002</text:p>
          </table:table-cell>
          <table:table-cell office:value-type="float" office:value="0.00023301" calcext:value-type="float">
            <text:p>2,33E-004</text:p>
          </table:table-cell>
          <table:table-cell office:value-type="float" office:value="175.099781" calcext:value-type="float">
            <text:p>1,75E+002</text:p>
          </table:table-cell>
          <table:table-cell table:number-columns-repeated="2"/>
        </table:table-row>
        <table:table-row table:style-name="ro2">
          <table:table-cell office:value-type="float" office:value="0.052" calcext:value-type="float">
            <text:p>5,20E-002</text:p>
          </table:table-cell>
          <table:table-cell office:value-type="float" office:value="0.0428" calcext:value-type="float">
            <text:p>4,28E-002</text:p>
          </table:table-cell>
          <table:table-cell office:value-type="float" office:value="0.00024236" calcext:value-type="float">
            <text:p>2,42E-004</text:p>
          </table:table-cell>
          <table:table-cell office:value-type="float" office:value="176.596798" calcext:value-type="float">
            <text:p>1,77E+002</text:p>
          </table:table-cell>
          <table:table-cell table:number-columns-repeated="2"/>
        </table:table-row>
        <table:table-row table:style-name="ro2">
          <table:table-cell office:value-type="float" office:value="0.054" calcext:value-type="float">
            <text:p>5,40E-002</text:p>
          </table:table-cell>
          <table:table-cell office:value-type="float" office:value="0.0444" calcext:value-type="float">
            <text:p>4,44E-002</text:p>
          </table:table-cell>
          <table:table-cell office:value-type="float" office:value="0.00025164" calcext:value-type="float">
            <text:p>2,52E-004</text:p>
          </table:table-cell>
          <table:table-cell office:value-type="float" office:value="176.442537" calcext:value-type="float">
            <text:p>1,76E+002</text:p>
          </table:table-cell>
          <table:table-cell table:number-columns-repeated="2"/>
        </table:table-row>
        <table:table-row table:style-name="ro2">
          <table:table-cell office:value-type="float" office:value="0.056" calcext:value-type="float">
            <text:p>5,60E-002</text:p>
          </table:table-cell>
          <table:table-cell office:value-type="float" office:value="0.046" calcext:value-type="float">
            <text:p>4,60E-002</text:p>
          </table:table-cell>
          <table:table-cell office:value-type="float" office:value="0.00026178" calcext:value-type="float">
            <text:p>2,62E-004</text:p>
          </table:table-cell>
          <table:table-cell office:value-type="float" office:value="175.72007" calcext:value-type="float">
            <text:p>1,76E+002</text:p>
          </table:table-cell>
          <table:table-cell table:number-columns-repeated="2"/>
        </table:table-row>
        <table:table-row table:style-name="ro2">
          <table:table-cell office:value-type="float" office:value="0.058" calcext:value-type="float">
            <text:p>5,80E-002</text:p>
          </table:table-cell>
          <table:table-cell office:value-type="float" office:value="0.048" calcext:value-type="float">
            <text:p>4,80E-002</text:p>
          </table:table-cell>
          <table:table-cell office:value-type="float" office:value="0.00027091" calcext:value-type="float">
            <text:p>2,71E-004</text:p>
          </table:table-cell>
          <table:table-cell office:value-type="float" office:value="177.180613" calcext:value-type="float">
            <text:p>1,77E+002</text:p>
          </table:table-cell>
          <table:table-cell table:number-columns-repeated="2"/>
        </table:table-row>
        <table:table-row table:style-name="ro2">
          <table:table-cell office:value-type="float" office:value="0.06" calcext:value-type="float">
            <text:p>6,00E-002</text:p>
          </table:table-cell>
          <table:table-cell office:value-type="float" office:value="0.0492" calcext:value-type="float">
            <text:p>4,92E-002</text:p>
          </table:table-cell>
          <table:table-cell office:value-type="float" office:value="0.00028" calcext:value-type="float">
            <text:p>2,80E-004</text:p>
          </table:table-cell>
          <table:table-cell office:value-type="float" office:value="175.714286" calcext:value-type="float">
            <text:p>1,76E+002</text:p>
          </table:table-cell>
          <table:table-cell table:number-columns-repeated="2"/>
        </table:table-row>
        <table:table-row table:style-name="ro2">
          <table:table-cell office:value-type="float" office:value="0.062" calcext:value-type="float">
            <text:p>6,20E-002</text:p>
          </table:table-cell>
          <table:table-cell office:value-type="float" office:value="0.0512" calcext:value-type="float">
            <text:p>5,12E-002</text:p>
          </table:table-cell>
          <table:table-cell office:value-type="float" office:value="0.00028922" calcext:value-type="float">
            <text:p>2,89E-004</text:p>
          </table:table-cell>
          <table:table-cell office:value-type="float" office:value="177.027868" calcext:value-type="float">
            <text:p>1,77E+002</text:p>
          </table:table-cell>
          <table:table-cell table:number-columns-repeated="2"/>
        </table:table-row>
        <table:table-row table:style-name="ro2">
          <table:table-cell office:value-type="float" office:value="0.064" calcext:value-type="float">
            <text:p>6,40E-002</text:p>
          </table:table-cell>
          <table:table-cell office:value-type="float" office:value="0.0528" calcext:value-type="float">
            <text:p>5,28E-002</text:p>
          </table:table-cell>
          <table:table-cell office:value-type="float" office:value="0.0002984" calcext:value-type="float">
            <text:p>2,98E-004</text:p>
          </table:table-cell>
          <table:table-cell office:value-type="float" office:value="176.9437" calcext:value-type="float">
            <text:p>1,77E+002</text:p>
          </table:table-cell>
          <table:table-cell table:number-columns-repeated="2"/>
        </table:table-row>
        <table:table-row table:style-name="ro2">
          <table:table-cell office:value-type="float" office:value="0.066" calcext:value-type="float">
            <text:p>6,60E-002</text:p>
          </table:table-cell>
          <table:table-cell office:value-type="float" office:value="0.0544" calcext:value-type="float">
            <text:p>5,44E-002</text:p>
          </table:table-cell>
          <table:table-cell office:value-type="float" office:value="0.00030828" calcext:value-type="float">
            <text:p>3,08E-004</text:p>
          </table:table-cell>
          <table:table-cell office:value-type="float" office:value="176.462956" calcext:value-type="float">
            <text:p>1,76E+002</text:p>
          </table:table-cell>
          <table:table-cell table:number-columns-repeated="2"/>
        </table:table-row>
        <table:table-row table:style-name="ro2">
          <table:table-cell office:value-type="float" office:value="0.068" calcext:value-type="float">
            <text:p>6,80E-002</text:p>
          </table:table-cell>
          <table:table-cell office:value-type="float" office:value="0.056" calcext:value-type="float">
            <text:p>5,60E-002</text:p>
          </table:table-cell>
          <table:table-cell office:value-type="float" office:value="0.00031645" calcext:value-type="float">
            <text:p>3,16E-004</text:p>
          </table:table-cell>
          <table:table-cell office:value-type="float" office:value="176.963185" calcext:value-type="float">
            <text:p>1,77E+002</text:p>
          </table:table-cell>
          <table:table-cell table:number-columns-repeated="2"/>
        </table:table-row>
        <table:table-row table:style-name="ro2">
          <table:table-cell office:value-type="float" office:value="0.07" calcext:value-type="float">
            <text:p>7,00E-002</text:p>
          </table:table-cell>
          <table:table-cell office:value-type="float" office:value="0.0576" calcext:value-type="float">
            <text:p>5,76E-002</text:p>
          </table:table-cell>
          <table:table-cell office:value-type="float" office:value="0.00032543" calcext:value-type="float">
            <text:p>3,25E-004</text:p>
          </table:table-cell>
          <table:table-cell office:value-type="float" office:value="176.996589" calcext:value-type="float">
            <text:p>1,77E+002</text:p>
          </table:table-cell>
          <table:table-cell table:number-columns-repeated="2"/>
        </table:table-row>
        <table:table-row table:style-name="ro2">
          <table:table-cell office:value-type="float" office:value="0.072" calcext:value-type="float">
            <text:p>7,20E-002</text:p>
          </table:table-cell>
          <table:table-cell office:value-type="float" office:value="0.0588" calcext:value-type="float">
            <text:p>5,88E-002</text:p>
          </table:table-cell>
          <table:table-cell office:value-type="float" office:value="0.00033649" calcext:value-type="float">
            <text:p>3,36E-004</text:p>
          </table:table-cell>
          <table:table-cell office:value-type="float" office:value="174.745163" calcext:value-type="float">
            <text:p>1,75E+002</text:p>
          </table:table-cell>
          <table:table-cell table:number-columns-repeated="2"/>
        </table:table-row>
        <table:table-row table:style-name="ro2">
          <table:table-cell office:value-type="float" office:value="0.074" calcext:value-type="float">
            <text:p>7,40E-002</text:p>
          </table:table-cell>
          <table:table-cell office:value-type="float" office:value="0.0608" calcext:value-type="float">
            <text:p>6,08E-002</text:p>
          </table:table-cell>
          <table:table-cell office:value-type="float" office:value="0.00034588" calcext:value-type="float">
            <text:p>3,46E-004</text:p>
          </table:table-cell>
          <table:table-cell office:value-type="float" office:value="175.783509" calcext:value-type="float">
            <text:p>1,76E+002</text:p>
          </table:table-cell>
          <table:table-cell table:number-columns-repeated="2"/>
        </table:table-row>
        <table:table-row table:style-name="ro2">
          <table:table-cell office:value-type="float" office:value="0.076" calcext:value-type="float">
            <text:p>7,60E-002</text:p>
          </table:table-cell>
          <table:table-cell office:value-type="float" office:value="0.0628" calcext:value-type="float">
            <text:p>6,28E-002</text:p>
          </table:table-cell>
          <table:table-cell office:value-type="float" office:value="0.0003477" calcext:value-type="float">
            <text:p>3,48E-004</text:p>
          </table:table-cell>
          <table:table-cell office:value-type="float" office:value="180.615473" calcext:value-type="float">
            <text:p>1,81E+002</text:p>
          </table:table-cell>
          <table:table-cell table:number-columns-repeated="2"/>
        </table:table-row>
        <table:table-row table:style-name="ro2">
          <table:table-cell office:value-type="float" office:value="0.078" calcext:value-type="float">
            <text:p>7,80E-002</text:p>
          </table:table-cell>
          <table:table-cell office:value-type="float" office:value="0.0636" calcext:value-type="float">
            <text:p>6,36E-002</text:p>
          </table:table-cell>
          <table:table-cell office:value-type="float" office:value="0.0003629" calcext:value-type="float">
            <text:p>3,63E-004</text:p>
          </table:table-cell>
          <table:table-cell office:value-type="float" office:value="175.254891" calcext:value-type="float">
            <text:p>1,75E+002</text:p>
          </table:table-cell>
          <table:table-cell table:number-columns-repeated="2"/>
        </table:table-row>
        <table:table-row table:style-name="ro2">
          <table:table-cell office:value-type="float" office:value="0.08" calcext:value-type="float">
            <text:p>8,00E-002</text:p>
          </table:table-cell>
          <table:table-cell office:value-type="float" office:value="0.0652" calcext:value-type="float">
            <text:p>6,52E-002</text:p>
          </table:table-cell>
          <table:table-cell office:value-type="float" office:value="0.00037501" calcext:value-type="float">
            <text:p>3,75E-004</text:p>
          </table:table-cell>
          <table:table-cell office:value-type="float" office:value="173.86203" calcext:value-type="float">
            <text:p>1,74E+002</text:p>
          </table:table-cell>
          <table:table-cell table:number-columns-repeated="2"/>
        </table:table-row>
        <table:table-row table:style-name="ro2">
          <table:table-cell office:value-type="float" office:value="0.082" calcext:value-type="float">
            <text:p>8,20E-002</text:p>
          </table:table-cell>
          <table:table-cell office:value-type="float" office:value="0.0676" calcext:value-type="float">
            <text:p>6,76E-002</text:p>
          </table:table-cell>
          <table:table-cell office:value-type="float" office:value="0.00038193" calcext:value-type="float">
            <text:p>3,82E-004</text:p>
          </table:table-cell>
          <table:table-cell office:value-type="float" office:value="176.995785" calcext:value-type="float">
            <text:p>1,77E+002</text:p>
          </table:table-cell>
          <table:table-cell table:number-columns-repeated="2"/>
        </table:table-row>
        <table:table-row table:style-name="ro2">
          <table:table-cell office:value-type="float" office:value="0.084" calcext:value-type="float">
            <text:p>8,40E-002</text:p>
          </table:table-cell>
          <table:table-cell office:value-type="float" office:value="0.0692" calcext:value-type="float">
            <text:p>6,92E-002</text:p>
          </table:table-cell>
          <table:table-cell office:value-type="float" office:value="0.00038776" calcext:value-type="float">
            <text:p>3,88E-004</text:p>
          </table:table-cell>
          <table:table-cell office:value-type="float" office:value="178.460904" calcext:value-type="float">
            <text:p>1,78E+002</text:p>
          </table:table-cell>
          <table:table-cell table:number-columns-repeated="2"/>
        </table:table-row>
        <table:table-row table:style-name="ro2">
          <table:table-cell office:value-type="float" office:value="0.086" calcext:value-type="float">
            <text:p>8,60E-002</text:p>
          </table:table-cell>
          <table:table-cell office:value-type="float" office:value="0.0704" calcext:value-type="float">
            <text:p>7,04E-002</text:p>
          </table:table-cell>
          <table:table-cell office:value-type="float" office:value="0.00040323" calcext:value-type="float">
            <text:p>4,03E-004</text:p>
          </table:table-cell>
          <table:table-cell office:value-type="float" office:value="174.590184" calcext:value-type="float">
            <text:p>1,75E+002</text:p>
          </table:table-cell>
          <table:table-cell table:number-columns-repeated="2"/>
        </table:table-row>
        <table:table-row table:style-name="ro2">
          <table:table-cell office:value-type="float" office:value="0.088" calcext:value-type="float">
            <text:p>8,80E-002</text:p>
          </table:table-cell>
          <table:table-cell office:value-type="float" office:value="0.072" calcext:value-type="float">
            <text:p>7,20E-002</text:p>
          </table:table-cell>
          <table:table-cell office:value-type="float" office:value="0.00041319" calcext:value-type="float">
            <text:p>4,13E-004</text:p>
          </table:table-cell>
          <table:table-cell office:value-type="float" office:value="174.253975" calcext:value-type="float">
            <text:p>1,74E+002</text:p>
          </table:table-cell>
          <table:table-cell table:number-columns-repeated="2"/>
        </table:table-row>
        <table:table-row table:style-name="ro2">
          <table:table-cell office:value-type="float" office:value="0.09" calcext:value-type="float">
            <text:p>9,00E-002</text:p>
          </table:table-cell>
          <table:table-cell office:value-type="float" office:value="0.0744" calcext:value-type="float">
            <text:p>7,44E-002</text:p>
          </table:table-cell>
          <table:table-cell office:value-type="float" office:value="0.00040877" calcext:value-type="float">
            <text:p>4,09E-004</text:p>
          </table:table-cell>
          <table:table-cell office:value-type="float" office:value="182.009443" calcext:value-type="float">
            <text:p>1,82E+002</text:p>
          </table:table-cell>
          <table:table-cell table:number-columns-repeated="2"/>
        </table:table-row>
        <table:table-row table:style-name="ro2">
          <table:table-cell office:value-type="float" office:value="0.092" calcext:value-type="float">
            <text:p>9,20E-002</text:p>
          </table:table-cell>
          <table:table-cell office:value-type="float" office:value="0.0752" calcext:value-type="float">
            <text:p>7,52E-002</text:p>
          </table:table-cell>
          <table:table-cell office:value-type="float" office:value="0.00042637" calcext:value-type="float">
            <text:p>4,26E-004</text:p>
          </table:table-cell>
          <table:table-cell office:value-type="float" office:value="176.372634" calcext:value-type="float">
            <text:p>1,76E+002</text:p>
          </table:table-cell>
          <table:table-cell table:number-columns-repeated="2"/>
        </table:table-row>
        <table:table-row table:style-name="ro2">
          <table:table-cell office:value-type="float" office:value="0.094" calcext:value-type="float">
            <text:p>9,40E-002</text:p>
          </table:table-cell>
          <table:table-cell office:value-type="float" office:value="0.0772" calcext:value-type="float">
            <text:p>7,72E-002</text:p>
          </table:table-cell>
          <table:table-cell office:value-type="float" office:value="0.00043974" calcext:value-type="float">
            <text:p>4,40E-004</text:p>
          </table:table-cell>
          <table:table-cell office:value-type="float" office:value="175.558284" calcext:value-type="float">
            <text:p>1,76E+002</text:p>
          </table:table-cell>
          <table:table-cell table:number-columns-repeated="2"/>
        </table:table-row>
        <table:table-row table:style-name="ro2">
          <table:table-cell office:value-type="float" office:value="0.096" calcext:value-type="float">
            <text:p>9,60E-002</text:p>
          </table:table-cell>
          <table:table-cell office:value-type="float" office:value="0.0784" calcext:value-type="float">
            <text:p>7,84E-002</text:p>
          </table:table-cell>
          <table:table-cell office:value-type="float" office:value="0.00044365" calcext:value-type="float">
            <text:p>4,44E-004</text:p>
          </table:table-cell>
          <table:table-cell office:value-type="float" office:value="176.71588" calcext:value-type="float">
            <text:p>1,77E+002</text:p>
          </table:table-cell>
          <table:table-cell table:number-columns-repeated="2"/>
        </table:table-row>
        <table:table-row table:style-name="ro2">
          <table:table-cell office:value-type="float" office:value="0.098" calcext:value-type="float">
            <text:p>9,80E-002</text:p>
          </table:table-cell>
          <table:table-cell office:value-type="float" office:value="0.0804" calcext:value-type="float">
            <text:p>8,04E-002</text:p>
          </table:table-cell>
          <table:table-cell office:value-type="float" office:value="0.00045195" calcext:value-type="float">
            <text:p>4,52E-004</text:p>
          </table:table-cell>
          <table:table-cell office:value-type="float" office:value="177.895785" calcext:value-type="float">
            <text:p>1,78E+002</text:p>
          </table:table-cell>
          <table:table-cell table:number-columns-repeated="2"/>
        </table:table-row>
        <table:table-row table:style-name="ro2">
          <table:table-cell office:value-type="float" office:value="0.1" calcext:value-type="float">
            <text:p>1,00E-001</text:p>
          </table:table-cell>
          <table:table-cell office:value-type="float" office:value="0.082" calcext:value-type="float">
            <text:p>8,20E-002</text:p>
          </table:table-cell>
          <table:table-cell office:value-type="float" office:value="0.00046711" calcext:value-type="float">
            <text:p>4,67E-004</text:p>
          </table:table-cell>
          <table:table-cell office:value-type="float" office:value="175.547516" calcext:value-type="float">
            <text:p>1,76E+002</text:p>
          </table:table-cell>
          <table:table-cell table:number-columns-repeated="2"/>
        </table:table-row>
        <table:table-row table:style-name="ro2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Default" office:value-type="string" calcext:value-type="string">
            <text:p>TEST RESULTS: <text:s/>RES4P <text:s/>06/18/2015 <text:s/>11:26:31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/00/0000</text:date>, <text:time style:data-style-name="N2" text:time-value="11:50:12.3444012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8T12:00:21.089164045</dc:date>
    <dc:creator>Nicolas Paillet</dc:creator>
    <meta:editing-duration>PT37M20S</meta:editing-duration>
    <meta:editing-cycles>4</meta:editing-cycles>
    <meta:generator>LibreOffice/4.3.7.2$Linux_X86_64 LibreOffice_project/430m0$Build-2</meta:generator>
    <meta:document-statistic meta:table-count="1" meta:cell-count="4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-0.21cm" svg:y="0cm" style:legend-expansion="high" chart:style-name="ch2"/>
        <chart:plot-area chart:style-name="ch3" table:cell-range-address="1_1.B111:1_1.C111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:categories table:cell-range-address="1_1.B111:1_1.C111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067cm" svg:height="10.402cm" xlink:href=".." xlink:type="simple" chart:class="chart:scatter" chart:column-mapping="1 0" chart:style-name="ch1">
        <chart:legend chart:legend-position="end" svg:x="17.971cm" svg:y="4.653cm" style:legend-expansion="high" chart:style-name="ch2"/>
        <chart:plot-area chart:style-name="ch3" table:cell-range-address="1_1.B45:1_1.C145" svg:x="0.439cm" svg:y="0.208cm" svg:width="15.5cm" svg:height="9.984cm">
          <chartooo:coordinate-region svg:x="1.274cm" svg:y="0.407cm" svg:width="13.883cm" svg:height="9.5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1_1.B45:1_1.B145" chart:class="chart:scatter">
            <chart:domain table:cell-range-address="1_1.C45:1_1.C145"/>
            <chart:regression-curve chart:style-name="ch7">
              <chart:equation chart:display-equation="true" chart:display-r-square="true" svg:x="15.4cm" svg:y="2.451cm"/>
            </chart:regression-curve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04642">
                <text:p>-0.0004642</text:p>
                <draw:g>
                  <svg:desc>1_1.C45:1_1.C145</svg:desc>
                </draw:g>
              </table:table-cell>
              <table:table-cell office:value-type="float" office:value="-0.0804">
                <text:p>-0.0804</text:p>
                <draw:g>
                  <svg:desc>1_1.B45:1_1.B1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4565">
                <text:p>-0.0004565</text:p>
              </table:table-cell>
              <table:table-cell office:value-type="float" office:value="-0.0796">
                <text:p>-0.0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044781">
                <text:p>-0.00044781</text:p>
              </table:table-cell>
              <table:table-cell office:value-type="float" office:value="-0.078">
                <text:p>-0.0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43801">
                <text:p>-0.00043801</text:p>
              </table:table-cell>
              <table:table-cell office:value-type="float" office:value="-0.076">
                <text:p>-0.0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042567">
                <text:p>-0.00042567</text:p>
              </table:table-cell>
              <table:table-cell office:value-type="float" office:value="-0.0748">
                <text:p>-0.0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42062">
                <text:p>-0.00042062</text:p>
              </table:table-cell>
              <table:table-cell office:value-type="float" office:value="-0.0732">
                <text:p>-0.07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040565">
                <text:p>-0.00040565</text:p>
              </table:table-cell>
              <table:table-cell office:value-type="float" office:value="-0.072">
                <text:p>-0.0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039222">
                <text:p>-0.00039222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39182">
                <text:p>-0.00039182</text:p>
              </table:table-cell>
              <table:table-cell office:value-type="float" office:value="-0.0684">
                <text:p>-0.06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038299">
                <text:p>-0.00038299</text:p>
              </table:table-cell>
              <table:table-cell office:value-type="float" office:value="-0.0664">
                <text:p>-0.06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036916">
                <text:p>-0.00036916</text:p>
              </table:table-cell>
              <table:table-cell office:value-type="float" office:value="-0.0652">
                <text:p>-0.06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036386">
                <text:p>-0.00036386</text:p>
              </table:table-cell>
              <table:table-cell office:value-type="float" office:value="-0.0628">
                <text:p>-0.06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35556">
                <text:p>-0.00035556</text:p>
              </table:table-cell>
              <table:table-cell office:value-type="float" office:value="-0.062">
                <text:p>-0.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034226">
                <text:p>-0.00034226</text:p>
              </table:table-cell>
              <table:table-cell office:value-type="float" office:value="-0.0596">
                <text:p>-0.05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033608">
                <text:p>-0.00033608</text:p>
              </table:table-cell>
              <table:table-cell office:value-type="float" office:value="-0.058">
                <text:p>-0.0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032784">
                <text:p>-0.00032784</text:p>
              </table:table-cell>
              <table:table-cell office:value-type="float" office:value="-0.0564">
                <text:p>-0.05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031514">
                <text:p>-0.00031514</text:p>
              </table:table-cell>
              <table:table-cell office:value-type="float" office:value="-0.0552">
                <text:p>-0.05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030653">
                <text:p>-0.00030653</text:p>
              </table:table-cell>
              <table:table-cell office:value-type="float" office:value="-0.0532">
                <text:p>-0.05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029993">
                <text:p>-0.00029993</text:p>
              </table:table-cell>
              <table:table-cell office:value-type="float" office:value="-0.0512">
                <text:p>-0.05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028567">
                <text:p>-0.00028567</text:p>
              </table:table-cell>
              <table:table-cell office:value-type="float" office:value="-0.0504">
                <text:p>-0.05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027664">
                <text:p>-0.00027664</text:p>
              </table:table-cell>
              <table:table-cell office:value-type="float" office:value="-0.0484">
                <text:p>-0.04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027237">
                <text:p>-0.00027237</text:p>
              </table:table-cell>
              <table:table-cell office:value-type="float" office:value="-0.0468">
                <text:p>-0.04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026331">
                <text:p>-0.00026331</text:p>
              </table:table-cell>
              <table:table-cell office:value-type="float" office:value="-0.0448">
                <text:p>-0.04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025136">
                <text:p>-0.00025136</text:p>
              </table:table-cell>
              <table:table-cell office:value-type="float" office:value="-0.0436">
                <text:p>-0.04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024379">
                <text:p>-0.00024379</text:p>
              </table:table-cell>
              <table:table-cell office:value-type="float" office:value="-0.0416">
                <text:p>-0.04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023592">
                <text:p>-0.00023592</text:p>
              </table:table-cell>
              <table:table-cell office:value-type="float" office:value="-0.0408">
                <text:p>-0.04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022518">
                <text:p>-0.00022518</text:p>
              </table:table-cell>
              <table:table-cell office:value-type="float" office:value="-0.0384">
                <text:p>-0.03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021372">
                <text:p>-0.00021372</text:p>
              </table:table-cell>
              <table:table-cell office:value-type="float" office:value="-0.0368">
                <text:p>-0.03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020838">
                <text:p>-0.00020838</text:p>
              </table:table-cell>
              <table:table-cell office:value-type="float" office:value="-0.0352">
                <text:p>-0.03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019856">
                <text:p>-0.00019856</text:p>
              </table:table-cell>
              <table:table-cell office:value-type="float" office:value="-0.034">
                <text:p>-0.0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018493">
                <text:p>-0.00018493</text:p>
              </table:table-cell>
              <table:table-cell office:value-type="float" office:value="-0.032">
                <text:p>-0.0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017774">
                <text:p>-0.00017774</text:p>
              </table:table-cell>
              <table:table-cell office:value-type="float" office:value="-0.0308">
                <text:p>-0.03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016923">
                <text:p>-0.00016923</text:p>
              </table:table-cell>
              <table:table-cell office:value-type="float" office:value="-0.0288">
                <text:p>-0.02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016023">
                <text:p>-0.00016023</text:p>
              </table:table-cell>
              <table:table-cell office:value-type="float" office:value="-0.0272">
                <text:p>-0.02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014956">
                <text:p>-0.00014956</text:p>
              </table:table-cell>
              <table:table-cell office:value-type="float" office:value="-0.026">
                <text:p>-0.0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014212">
                <text:p>-0.00014212</text:p>
              </table:table-cell>
              <table:table-cell office:value-type="float" office:value="-0.0232">
                <text:p>-0.02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013219">
                <text:p>-0.00013219</text:p>
              </table:table-cell>
              <table:table-cell office:value-type="float" office:value="-0.022">
                <text:p>-0.0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012238">
                <text:p>-0.00012238</text:p>
              </table:table-cell>
              <table:table-cell office:value-type="float" office:value="-0.0204">
                <text:p>-0.02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011336">
                <text:p>-0.00011336</text:p>
              </table:table-cell>
              <table:table-cell office:value-type="float" office:value="-0.0192">
                <text:p>-0.01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010408">
                <text:p>-0.00010408</text:p>
              </table:table-cell>
              <table:table-cell office:value-type="float" office:value="-0.018">
                <text:p>-0.0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009461">
                <text:p>-0.00009461</text:p>
              </table:table-cell>
              <table:table-cell office:value-type="float" office:value="-0.0164">
                <text:p>-0.01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0085359">
                <text:p>-0.000085359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0076018">
                <text:p>-0.000076018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0066781">
                <text:p>-0.000066781</text:p>
              </table:table-cell>
              <table:table-cell office:value-type="float" office:value="-0.0108">
                <text:p>-0.01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0057384">
                <text:p>-0.000057384</text:p>
              </table:table-cell>
              <table:table-cell office:value-type="float" office:value="-0.0096">
                <text:p>-0.00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0048177">
                <text:p>-0.000048177</text:p>
              </table:table-cell>
              <table:table-cell office:value-type="float" office:value="-0.0076">
                <text:p>-0.00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0038692">
                <text:p>-0.000038692</text:p>
              </table:table-cell>
              <table:table-cell office:value-type="float" office:value="-0.006">
                <text:p>-0.0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0029022">
                <text:p>-0.000029022</text:p>
              </table:table-cell>
              <table:table-cell office:value-type="float" office:value="-0.0044">
                <text:p>-0.00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0020007">
                <text:p>-0.000020007</text:p>
              </table:table-cell>
              <table:table-cell office:value-type="float" office:value="-0.0024">
                <text:p>-0.00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0010606">
                <text:p>-0.000010606</text:p>
              </table:table-cell>
              <table:table-cell office:value-type="float" office:value="-0.0012">
                <text:p>-0.00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00012854">
                <text:p>-0.0000012854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080523">
                <text:p>0.0000080523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17475">
                <text:p>0.000017475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26834">
                <text:p>0.000026834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35902">
                <text:p>0.000035902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45849">
                <text:p>0.000045849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55194">
                <text:p>0.00005519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64375">
                <text:p>0.000064375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73761">
                <text:p>0.000073761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83244">
                <text:p>0.000083244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92929">
                <text:p>0.000092929</text:p>
              </table:table-cell>
              <table:table-cell office:value-type="float" office:value="0.0168">
                <text:p>0.0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101578">
                <text:p>0.000101578</text:p>
              </table:table-cell>
              <table:table-cell office:value-type="float" office:value="0.0184">
                <text:p>0.01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111508">
                <text:p>0.0001115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12053">
                <text:p>0.00012053</text:p>
              </table:table-cell>
              <table:table-cell office:value-type="float" office:value="0.0212">
                <text:p>0.02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12995">
                <text:p>0.00012995</text:p>
              </table:table-cell>
              <table:table-cell office:value-type="float" office:value="0.0236">
                <text:p>0.02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13962">
                <text:p>0.00013962</text:p>
              </table:table-cell>
              <table:table-cell office:value-type="float" office:value="0.0244">
                <text:p>0.02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14882">
                <text:p>0.00014882</text:p>
              </table:table-cell>
              <table:table-cell office:value-type="float" office:value="0.0264">
                <text:p>0.02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15831">
                <text:p>0.00015831</text:p>
              </table:table-cell>
              <table:table-cell office:value-type="float" office:value="0.0276">
                <text:p>0.02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16803">
                <text:p>0.000168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1773">
                <text:p>0.0001773</text:p>
              </table:table-cell>
              <table:table-cell office:value-type="float" office:value="0.0312">
                <text:p>0.03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18686">
                <text:p>0.00018686</text:p>
              </table:table-cell>
              <table:table-cell office:value-type="float" office:value="0.0324">
                <text:p>0.03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19585">
                <text:p>0.00019585</text:p>
              </table:table-cell>
              <table:table-cell office:value-type="float" office:value="0.0348">
                <text:p>0.03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20523">
                <text:p>0.00020523</text:p>
              </table:table-cell>
              <table:table-cell office:value-type="float" office:value="0.0364">
                <text:p>0.03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21266">
                <text:p>0.00021266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2238">
                <text:p>0.0002238</text:p>
              </table:table-cell>
              <table:table-cell office:value-type="float" office:value="0.0396">
                <text:p>0.03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23301">
                <text:p>0.00023301</text:p>
              </table:table-cell>
              <table:table-cell office:value-type="float" office:value="0.0408">
                <text:p>0.04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24236">
                <text:p>0.00024236</text:p>
              </table:table-cell>
              <table:table-cell office:value-type="float" office:value="0.0428">
                <text:p>0.04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25164">
                <text:p>0.00025164</text:p>
              </table:table-cell>
              <table:table-cell office:value-type="float" office:value="0.0444">
                <text:p>0.04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26178">
                <text:p>0.00026178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27091">
                <text:p>0.00027091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28">
                <text:p>0.00028</text:p>
              </table:table-cell>
              <table:table-cell office:value-type="float" office:value="0.0492">
                <text:p>0.04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28922">
                <text:p>0.00028922</text:p>
              </table:table-cell>
              <table:table-cell office:value-type="float" office:value="0.0512">
                <text:p>0.05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2984">
                <text:p>0.0002984</text:p>
              </table:table-cell>
              <table:table-cell office:value-type="float" office:value="0.0528">
                <text:p>0.05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30828">
                <text:p>0.00030828</text:p>
              </table:table-cell>
              <table:table-cell office:value-type="float" office:value="0.0544">
                <text:p>0.05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31645">
                <text:p>0.00031645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32543">
                <text:p>0.00032543</text:p>
              </table:table-cell>
              <table:table-cell office:value-type="float" office:value="0.0576">
                <text:p>0.05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33649">
                <text:p>0.00033649</text:p>
              </table:table-cell>
              <table:table-cell office:value-type="float" office:value="0.0588">
                <text:p>0.05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34588">
                <text:p>0.00034588</text:p>
              </table:table-cell>
              <table:table-cell office:value-type="float" office:value="0.0608">
                <text:p>0.06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3477">
                <text:p>0.0003477</text:p>
              </table:table-cell>
              <table:table-cell office:value-type="float" office:value="0.0628">
                <text:p>0.06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3629">
                <text:p>0.0003629</text:p>
              </table:table-cell>
              <table:table-cell office:value-type="float" office:value="0.0636">
                <text:p>0.06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37501">
                <text:p>0.00037501</text:p>
              </table:table-cell>
              <table:table-cell office:value-type="float" office:value="0.0652">
                <text:p>0.06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38193">
                <text:p>0.00038193</text:p>
              </table:table-cell>
              <table:table-cell office:value-type="float" office:value="0.0676">
                <text:p>0.06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38776">
                <text:p>0.00038776</text:p>
              </table:table-cell>
              <table:table-cell office:value-type="float" office:value="0.0692">
                <text:p>0.06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40323">
                <text:p>0.00040323</text:p>
              </table:table-cell>
              <table:table-cell office:value-type="float" office:value="0.0704">
                <text:p>0.07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41319">
                <text:p>0.00041319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40877">
                <text:p>0.00040877</text:p>
              </table:table-cell>
              <table:table-cell office:value-type="float" office:value="0.0744">
                <text:p>0.07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42637">
                <text:p>0.00042637</text:p>
              </table:table-cell>
              <table:table-cell office:value-type="float" office:value="0.0752">
                <text:p>0.07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43974">
                <text:p>0.00043974</text:p>
              </table:table-cell>
              <table:table-cell office:value-type="float" office:value="0.0772">
                <text:p>0.07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44365">
                <text:p>0.00044365</text:p>
              </table:table-cell>
              <table:table-cell office:value-type="float" office:value="0.0784">
                <text:p>0.07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45195">
                <text:p>0.00045195</text:p>
              </table:table-cell>
              <table:table-cell office:value-type="float" office:value="0.0804">
                <text:p>0.08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46711">
                <text:p>0.00046711</text:p>
              </table:table-cell>
              <table:table-cell office:value-type="float" office:value="0.082">
                <text:p>0.0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